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6bc2" officeooo:paragraph-rsid="00096bc2"/>
    </style:style>
    <style:style style:name="P2" style:family="paragraph" style:parent-style-name="Standard">
      <style:text-properties officeooo:rsid="00096bc2" officeooo:paragraph-rsid="00096bc2"/>
    </style:style>
    <style:style style:name="P3" style:family="paragraph" style:parent-style-name="Standard">
      <style:text-properties officeooo:rsid="000c2eee" officeooo:paragraph-rsid="000c2eee"/>
    </style:style>
    <style:style style:name="T1" style:family="text">
      <style:text-properties officeooo:rsid="000a7e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e de Tarea <text:span text:style-name="T1">2</text:span>.<text:tab/><text:tab/><text:tab/><text:tab/><text:tab/><text:tab/><text:tab/>Diego Aarón Moreno Galván</text:p>
      <text:p text:style-name="P1">Programación avanzada.</text:p>
      <text:p text:style-name="P1"/>
      <text:p text:style-name="P1"/>
      <text:p text:style-name="P1"/>
      <text:p text:style-name="P1">En esta tarea se <text:span text:style-name="T1">modifico la estructura del Treap para obtener un interval tree y así resolver el problema de la intersección de los segmentos. </text:span></text:p>
      <text:p text:style-name="P3">Las modificaciones que se realizaron al Treap es que se guardaron datos extras como el mínimo (del primer extremo del intervalo) y el máximo (del segundo extremo) en cada subarbol. También en lugar de tener un BST normal, se tuvo un BST con intervalos, donde se ordenaba por el primer extremo y en caso de empate, por el segundo extremo. También se agregó otro dato (times) que nos indicaba cuantas veces había sido insertado un segmento.</text:p>
      <text:p text:style-name="P3"/>
      <text:p text:style-name="P3">Las dificultades que surgieron es que al insertar un nodo y darnos cuenta si ya estaba insertado o no, al principio suponía que al hacer el split by value, el nodo que quedaba como raíz derecho era el que debía compara si era igual o no al que estaba insertando. Sin embargo, tuvo que fijarse mejor para darse cuenta que seguía ordenado por prioridad, no por valor. Otra dificultad fue entender que la prioridad random se usa para que esté mas o menos balanceado el árbol y el tiempo baje en promedio. Fue otra cosa en la que se tuvo que fijar pues no era muy claro al principio y se quería poner otro dato como prior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0:30:28.623385621</meta:creation-date>
    <dc:date>2019-09-06T18:11:13.622829766</dc:date>
    <meta:editing-duration>PT19S</meta:editing-duration>
    <meta:editing-cycles>2</meta:editing-cycles>
    <meta:generator>LibreOffice/6.0.7.3$Linux_X86_64 LibreOffice_project/00m0$Build-3</meta:generator>
    <meta:document-statistic meta:table-count="0" meta:image-count="0" meta:object-count="0" meta:page-count="1" meta:paragraph-count="5" meta:word-count="228" meta:character-count="1278" meta:non-whitespace-character-count="1047"/>
  </office:meta>
</office:document-meta>
</file>